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86" style:family="table">
      <style:table-properties style:width="16.159cm" fo:margin-left="0.43cm" fo:margin-right="0.409cm" table:align="margins" style:writing-mode="lr-tb"/>
    </style:style>
    <style:style style:name="Tabla86.A" style:family="table-column">
      <style:table-column-properties style:column-width="9.551cm" style:rel-column-width="38735*"/>
    </style:style>
    <style:style style:name="Tabla86.B" style:family="table-column">
      <style:table-column-properties style:column-width="6.608cm" style:rel-column-width="26800*"/>
    </style:style>
    <style:style style:name="Tabla86.1" style:family="table-row">
      <style:table-row-properties style:min-row-height="0.714cm" fo:keep-together="auto"/>
    </style:style>
    <style:style style:name="Tabla8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6.2" style:family="table-row">
      <style:table-row-properties fo:keep-together="auto"/>
    </style:style>
    <style:style style:name="Tabla86.3" style:family="table-row">
      <style:table-row-properties fo:keep-together="auto"/>
    </style:style>
    <style:style style:name="Tabla86.4" style:family="table-row">
      <style:table-row-properties fo:keep-together="auto"/>
    </style:style>
    <style:style style:name="Tabla86.5" style:family="table-row">
      <style:table-row-properties fo:keep-together="auto"/>
    </style:style>
    <style:style style:name="Tabla87" style:family="table">
      <style:table-properties style:width="16.159cm" fo:margin-left="0.39cm" fo:margin-right="0.45cm" table:align="margins" style:writing-mode="lr-tb"/>
    </style:style>
    <style:style style:name="Tabla87.A" style:family="table-column">
      <style:table-column-properties style:column-width="6.983cm" style:rel-column-width="28319*"/>
    </style:style>
    <style:style style:name="Tabla87.B" style:family="table-column">
      <style:table-column-properties style:column-width="9.176cm" style:rel-column-width="37216*"/>
    </style:style>
    <style:style style:name="Tabla87.1" style:family="table-row">
      <style:table-row-properties style:min-row-height="0.591cm" fo:keep-together="auto"/>
    </style:style>
    <style:style style:name="Tabla8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7.3" style:family="table-row">
      <style:table-row-properties fo:keep-together="auto"/>
    </style:style>
    <style:style style:name="Tabla87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87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7.4" style:family="table-row">
      <style:table-row-properties fo:keep-together="auto"/>
    </style:style>
    <style:style style:name="Tabla87.5" style:family="table-row">
      <style:table-row-properties fo:keep-together="auto"/>
    </style:style>
    <style:style style:name="Tabla88" style:family="table">
      <style:table-properties style:width="16.155cm" fo:margin-left="0.407cm" fo:margin-right="0.436cm" table:align="margins" style:writing-mode="lr-tb"/>
    </style:style>
    <style:style style:name="Tabla88.A" style:family="table-column">
      <style:table-column-properties style:column-width="16.155cm" style:rel-column-width="65535*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9" style:family="table">
      <style:table-properties style:width="16.159cm" fo:margin-left="0.39cm" fo:margin-right="0.45cm" table:align="margins" style:writing-mode="lr-tb"/>
    </style:style>
    <style:style style:name="Tabla89.A" style:family="table-column">
      <style:table-column-properties style:column-width="16.159cm" style:rel-column-width="65535*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155cm" fo:margin-left="0.407cm" fo:margin-right="0.436cm" table:align="margins" style:writing-mode="lr-tb"/>
    </style:style>
    <style:style style:name="Tabla3.A" style:family="table-column">
      <style:table-column-properties style:column-width="16.155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288cm" fo:keep-together="auto"/>
    </style:style>
    <style:style style:name="Tabla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7" style:family="paragraph" style:parent-style-name="Standard">
      <style:text-properties fo:color="#000000" style:font-name="arial" fo:font-weight="bold" fo:background-color="transparent" style:font-size-asian="10.5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arial" fo:font-weight="normal" style:font-weight-asian="normal" style:font-weight-complex="normal"/>
    </style:style>
    <style:style style:name="P11" style:family="paragraph" style:parent-style-name="Standard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color="#000000" style:font-name="arial"/>
    </style:style>
    <style:style style:name="P13" style:family="paragraph" style:parent-style-name="UC_5f_NormalAzul">
      <style:paragraph-properties fo:text-align="justify" style:justify-single-word="false" style:snap-to-layout-grid="false"/>
      <style:text-properties fo:color="#000000" style:font-name="arial"/>
    </style:style>
    <style:style style:name="P14" style:family="paragraph" style:parent-style-name="UC_5f_NormalAzul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15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6" style:family="paragraph" style:parent-style-name="Standard" style:master-page-name="Standard">
      <style:paragraph-properties fo:margin-top="0.3cm" fo:margin-bottom="0.3cm" fo:text-align="justify" style:justify-single-word="false" style:page-number="auto" fo:background-color="transparent" style:snap-to-layout-grid="false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7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P18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9" style:family="paragraph" style:parent-style-name="Table_20_Contents" style:list-style-name="L1">
      <style:paragraph-properties fo:text-align="justify" style:justify-single-word="false" fo:hyphenation-ladder-count="no-limit">
        <style:tab-stops>
          <style:tab-stop style:position="0.953cm"/>
        </style:tab-stops>
      </style:paragraph-properties>
      <style:text-properties fo:color="#000000" style:font-name="arial" fo:font-style="normal" fo:font-weight="normal" style:font-style-asian="normal" style:font-weight-asian="normal" style:font-style-complex="normal" style:font-weight-complex="bold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2pt" fo:font-weight="bold" style:font-weight-asian="bold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nsultar Línea Base</text:p>
      <table:table table:name="Tabla86" table:style-name="Tabla86">
        <table:table-column table:style-name="Tabla86.A"/>
        <table:table-column table:style-name="Tabla86.B"/>
        <table:table-row table:style-name="Tabla86.1">
          <table:table-cell table:style-name="Tabla86.A1" office:value-type="string">
            <text:p text:style-name="P6">Nombre del Caso de Uso: <text:span text:style-name="T10">Consultar Línea Base.</text:span></text:p>
          </table:table-cell>
          <table:table-cell table:style-name="Tabla86.B1" office:value-type="string">
            <text:p text:style-name="P6">Nro. de Caso de Uso: <text:span text:style-name="T10">CU 82</text:span></text:p>
          </table:table-cell>
        </table:table-row>
        <table:table-row table:style-name="Tabla86.2">
          <table:table-cell table:style-name="Tabla86.B1" table:number-columns-spanned="2" office:value-type="string">
            <text:p text:style-name="P9"><text:span text:style-name="T3">Actor Principal:</text:span> Usuario.</text:p>
          </table:table-cell>
          <table:covered-table-cell/>
        </table:table-row>
        <table:table-row table:style-name="Tabla86.3">
          <table:table-cell table:style-name="Tabla86.B1" table:number-columns-spanned="2" office:value-type="string">
            <text:p text:style-name="P9"><text:span text:style-name="T3">Objetivo:</text:span> Permite ver la información de una Línea Base específica.</text:p>
          </table:table-cell>
          <table:covered-table-cell/>
        </table:table-row>
        <table:table-row table:style-name="Tabla86.4">
          <table:table-cell table:style-name="Tabla86.B1" table:number-columns-spanned="2" office:value-type="string">
            <text:p text:style-name="P6">Pre-condiciones:</text:p>
            <text:p text:style-name="P15"><text:span text:style-name="T10">1 </text:span><text:bookmark-start text:name="__DdeLink__18009_153333734123"/><text:span text:style-name="T10">–</text:span><text:bookmark-end text:name="__DdeLink__18009_153333734123"/><text:span text:style-name="T10"> </text:span><text:span text:style-name="T10">Debe estar existir un usuario asignado al Proyecto.</text:span></text:p>
            <text:p text:style-name="P2"><text:span text:style-name="UC_5f_NormalAzul_20_Car"><text:span text:style-name="T5">2 – El Usuario debe haber iniciado sesión exitosamente y estar con la sesión abierta.</text:span></text:span></text:p>
            <text:p text:style-name="P10">3 – Debe existir una Línea Base registrada.</text:p>
          </table:table-cell>
          <table:covered-table-cell/>
        </table:table-row>
        <table:table-row table:style-name="Tabla86.5">
          <table:table-cell table:style-name="Tabla86.B1" table:number-columns-spanned="2" office:value-type="string">
            <text:p text:style-name="P6">Post- Condiciones:</text:p>
            <text:p text:style-name="P9">1 <text:span text:style-name="T10">–</text:span><text:span text:style-name="T10"> </text:span>Se visualiza información de la Línea Base en pantalla.</text:p>
          </table:table-cell>
          <table:covered-table-cell/>
        </table:table-row>
      </table:table>
      <text:p text:style-name="P8"/>
      <text:p text:style-name="P3"><text:span text:style-name="T6">Diagramas de casos de uso relacionados: </text:span><text:span text:style-name="UC_5f_NormalAzul_20_Car"><text:span text:style-name="T7">Diagrama de Casos de Uso de Módulo de Gestión de Cambios.</text:span></text:span></text:p>
      <text:p text:style-name="P8"/>
      <table:table table:name="Tabla87" table:style-name="Tabla87">
        <table:table-column table:style-name="Tabla87.A"/>
        <table:table-column table:style-name="Tabla87.B"/>
        <table:table-row table:style-name="Tabla87.1">
          <table:table-cell table:style-name="Tabla87.A1" table:number-columns-spanned="2" office:value-type="string">
            <text:p text:style-name="P13"><text:span text:style-name="T3">CURSO NORMAL (Camino Exitoso)</text:span><text:span text:style-name="T3"> </text:span></text:p>
            <text:p text:style-name="P14"/>
          </table:table-cell>
          <table:covered-table-cell/>
        </table:table-row>
        <table:table-row table:style-name="Tabla87.1">
          <table:table-cell table:style-name="Tabla87.A2" office:value-type="string">
            <text:p text:style-name="P6">Usuario</text:p>
          </table:table-cell>
          <table:table-cell table:style-name="Tabla87.A1" office:value-type="string">
            <text:p text:style-name="P6">Sistema</text:p>
          </table:table-cell>
        </table:table-row>
        <table:table-row table:style-name="Tabla87.3">
          <table:table-cell table:style-name="Tabla87.A3" office:value-type="string">
            <text:p text:style-name="P9">1 <text:span text:style-name="T10">–</text:span> Selecciona la opción Consultar Línea Base.</text:p>
          </table:table-cell>
          <table:table-cell table:style-name="Tabla87.B3" office:value-type="string">
            <text:p text:style-name="P12">2 <text:span text:style-name="T10">–</text:span> <text:s/>Despliega la lista de las Línea Bases pertenecientes al Proyecto actual.</text:p>
          </table:table-cell>
        </table:table-row>
        <table:table-row table:style-name="Tabla87.4">
          <table:table-cell table:style-name="Tabla87.A3" office:value-type="string">
            <text:p text:style-name="P9">3 <text:span text:style-name="T10">–</text:span> Selecciona una Línea Base en particular.</text:p>
          </table:table-cell>
          <table:table-cell table:style-name="Tabla87.B3" office:value-type="string">
            <text:p text:style-name="P12"/>
          </table:table-cell>
        </table:table-row>
        <table:table-row table:style-name="Tabla87.5">
          <table:table-cell table:style-name="Tabla87.A3" office:value-type="string">
            <text:p text:style-name="P9">4 <text:bookmark-start text:name="__DdeLink__21349_680155964"/><text:bookmark-start text:name="__DdeLink__21347_680155964"/><text:span text:style-name="T10">–</text:span><text:bookmark-end text:name="__DdeLink__21349_680155964"/><text:bookmark-end text:name="__DdeLink__21347_680155964"/> Selecciona Consultar</text:p>
          </table:table-cell>
          <table:table-cell table:style-name="Tabla87.B3" office:value-type="string">
            <text:p text:style-name="P12">5 <text:span text:style-name="T10">–</text:span> Despliega la información completa de la Línea Base. </text:p>
          </table:table-cell>
        </table:table-row>
      </table:table>
      <text:p text:style-name="P8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6">ALTERNATIVAS (Camino exitoso)</text:p>
          </table:table-cell>
        </table:table-row>
        <table:table-row table:style-name="Tabla88.1">
          <table:table-cell table:style-name="Tabla88.A1" office:value-type="string">
            <text:list xml:id="list1670449930" text:style-name="WW8Num8">
              <text:list-header>
                <text:p text:style-name="P18"><text:bookmark-start text:name="__DdeLink__21351_680155964"/>A1. Cancelar Consultar Línea Base.</text:p>
                <text:p text:style-name="P17">El Usuario dispone de la opción Cancelar en todo momento, en cuyo caso se cierra el formulario de Consulta de Línea Base y se redirecciona a la página de Administrar Línea Base. <text:bookmark-end text:name="__DdeLink__21351_680155964"/></text:p>
              </text:list-header>
            </text:list>
          </table:table-cell>
        </table:table-row>
      </table:table>
      <text:p text:style-name="P8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6">EXCEPCIONES</text:p>
          </table:table-cell>
        </table:table-row>
        <table:table-row table:style-name="Tabla89.1">
          <table:table-cell table:style-name="Tabla89.A1" office:value-type="string">
            <text:list xml:id="list878399551" text:continue-numbering="true" text:style-name="WW8Num8">
              <text:list-header>
                <text:p text:style-name="P18"><text:bookmark-start text:name="__DdeLink__21353_680155964"/>E1. Servidor Web no disponible.</text:p>
              </text:list-header>
            </text:list>
            <text:list xml:id="list1157667212" text:style-name="L1">
              <text:list-header>
                <text:p text:style-name="P19">Si el Sistema no puede interactuar con el Servidor Web para la Consulta de Línea Base, el usuario debe ser notificado por medio de un mensaje.<text:bookmark-end text:name="__DdeLink__21353_680155964"/></text:p>
              </text:list-header>
            </text:list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<text:span text:style-name="T9">Asociaciones de Extensión:</text:span><text:span text:style-name="T5"> </text:span><text:span text:style-name="UC_5f_NormalAzul_20_Car"><text:span text:style-name="T8">Ninguna.</text:span></text:span></text:p>
          </table:table-cell>
        </table:table-row>
        <table:table-row table:style-name="Tabla3.2">
          <table:table-cell table:style-name="Tabla3.A1" office:value-type="string">
            <text:p text:style-name="P4"><text:span text:style-name="T9">Asociaciones de Inclusión:</text:span><text:span text:style-name="T5"> </text:span><text:span text:style-name="UC_5f_NormalAzul_20_Car"><text:span text:style-name="T8">Ninguna.</text:span></text:span></text:p>
          </table:table-cell>
        </table:table-row>
        <table:table-row table:style-name="Tabla3.1">
          <table:table-cell table:style-name="Tabla3.A1" office:value-type="string">
            <text:p text:style-name="P9"><text:span text:style-name="T4">Casos de Uso donde se incluye:</text:span> Ninguno.</text:p>
          </table:table-cell>
        </table:table-row>
        <table:table-row table:style-name="Tabla3.1">
          <table:table-cell table:style-name="Tabla3.A1" office:value-type="string">
            <text:p text:style-name="P9"><text:span text:style-name="T4">Casos de Uso al que extiende:</text:span> Administrar Línea Base.</text:p>
          </table:table-cell>
        </table:table-row>
        <table:table-row table:style-name="Tabla3.1">
          <table:table-cell table:style-name="Tabla3.A1" office:value-type="string">
            <text:p text:style-name="P9"><text:span text:style-name="T4">Caso de Uso de Generalización:</text:span> Ninguno.</text:p>
          </table:table-cell>
        </table:table-row>
        <table:table-row table:style-name="Tabla3.1">
          <table:table-cell table:style-name="Tabla3.A6" office:value-type="string">
            <text:p text:style-name="P9"><text:span text:style-name="T4">Requerimientos Funcionales Asociados:</text:span> RF344 al RF345.</text:p>
          </table:table-cell>
        </table:table-row>
      </table:table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5M3S</meta:editing-duration>
    <meta:editing-cycles>150</meta:editing-cycles>
    <meta:generator>LibreOffice/3.5$Linux_x86 LibreOffice_project/350m1$Build-2</meta:generator>
    <dc:date>2013-03-23T00:01:48</dc:date>
    <dc:creator>elena </dc:creator>
    <meta:document-statistic meta:table-count="5" meta:image-count="0" meta:object-count="0" meta:page-count="1" meta:paragraph-count="33" meta:word-count="263" meta:character-count="1610" meta:non-whitespace-character-count="1376"/>
    <meta:user-defined meta:name="Info 1"/>
    <meta:user-defined meta:name="Info 2"/>
    <meta:user-defined meta:name="Info 3"/>
    <meta:user-defined meta:name="Info 4"/>
  </office:meta>
</office:document-meta>
</file>